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9B33ED2D9B0F7917.jpg" manifest:media-type="image/jpeg"/>
  <manifest:file-entry manifest:full-path="Pictures/100000000000084A000004104C07F152423A95FB.png" manifest:media-type="image/png"/>
  <manifest:file-entry manifest:full-path="Pictures/100000000000056C000003707A88FF68C7F299BB.jpg" manifest:media-type="image/jpeg"/>
  <manifest:file-entry manifest:full-path="Pictures/100000000000017C0000012D55AAEDFA04F52C4D.jpg" manifest:media-type="image/jpeg"/>
  <manifest:file-entry manifest:full-path="Pictures/100021B200008D2E00004F60B312A649B9EEC188.svg" manifest:media-type="image/svg+xml"/>
  <manifest:file-entry manifest:full-path="Pictures/10000000000001BB0000011276D8896529AA0069.jpg" manifest:media-type="image/jpeg"/>
  <manifest:file-entry manifest:full-path="Pictures/10000000000002A90000013D5F002FD733E353AF.jpg" manifest:media-type="image/jpeg"/>
  <manifest:file-entry manifest:full-path="Pictures/1000000D000000D200000142A36906CB079FE5ED.gif" manifest:media-type="image/gif"/>
  <manifest:file-entry manifest:full-path="Pictures/10000201000003AF000002128EC4FE86053E7E7B.png" manifest:media-type="image/png"/>
  <manifest:file-entry manifest:full-path="Pictures/10000201000002BA0000019035F2E1CD22A241A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rbitron" svg:font-family="Orbi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4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 smil:type="miscShapeWipe" smil:subtype="vertical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 smil:type="miscShapeWipe" smil:subtype="fanOutHorizontal"/>
    </style:style>
    <style:style style:name="dp6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7cm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44pt"/>
    </style:style>
    <style:style style:name="P3" style:family="paragraph">
      <loext:graphic-properties draw:fill="none" draw:fill-color="#ffffff"/>
      <style:paragraph-properties fo:text-align="center"/>
      <style:text-properties style:font-name="Orbitron" fo:font-size="44pt" fo:background-color="#ffffff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Orbitron" fo:font-size="44pt" fo:background-color="#ffffff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frame draw:style-name="gr1" draw:text-style-name="P1" draw:layer="layout" svg:width="7.825cm" svg:height="12cm" svg:x="18.375cm" svg:y="8cm">
          <draw:image xlink:href="Pictures/1000000D000000D200000142A36906CB079FE5ED.gif" xlink:type="simple" xlink:show="embed" xlink:actuate="onLoad">
            <text:p/>
          </draw:image>
        </draw:frame>
        <draw:frame draw:style-name="gr2" draw:text-style-name="P3" draw:layer="layout" svg:width="11cm" svg:height="4.037cm" svg:x="4.2cm" svg:y="9.563cm">
          <draw:text-box>
            <text:p xml:id="id2" text:id="id2" text:style-name="P2"><text:span text:style-name="T1">Intelligenza Artificiale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xit" presentation:preset-id="ooo-exit-zoom" presentation:preset-sub-type="out">
                  <anim:animate smil:dur="0.5s" smil:targetElement="id2" anim:sub-item="text" smil:attributeName="width" smil:values="width;0" smil:keyTimes="0;1"/>
                  <anim:animate smil:dur="0.5s" smil:targetElement="id2" anim:sub-item="text" smil:attributeName="height" smil:values="height;0" smil:keyTimes="0;1"/>
                  <anim:set smil:begin="0.499s" smil:dur="0.001s" smil:fill="hold" smil:targetElement="id2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-Allora vi volevo parlare... </text:p>
              <text:p>-Clic</text:p>
              <text:p>-dell'intelligenza artificiale!</text:p>
              <text:p>-Clic</text:p>
              <text:p>-Audio Robot</text:p>
              <text:p>-Ok ok dai andiamo avanti</text:p>
              <text:p/>
            </draw:text-box>
          </draw:frame>
        </presentation:notes>
      </draw:page>
      <draw:page draw:name="page2" draw:style-name="dp3" draw:master-page-name="Predefinito" presentation:presentation-page-layout-name="AL2T1" xml:id="id3" draw:id="id3">
        <office:forms form:automatic-focus="false" form:apply-design-mode="false"/>
        <draw:frame draw:style-name="gr4" draw:text-style-name="P5" draw:layer="layout" svg:width="27.999cm" svg:height="13.721cm" svg:x="0.001cm" svg:y="3.879cm">
          <draw:image xlink:href="Pictures/100000000000084A000004104C07F152423A95F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finito" presentation:presentation-page-layout-name="AL2T1" xml:id="id4" draw:id="id4">
        <office:forms form:automatic-focus="false" form:apply-design-mode="false"/>
        <anim:par presentation:node-type="timing-root">
          <anim:par smil:begin="id4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redefinito" presentation:presentation-page-layout-name="AL2T1" xml:id="id5" draw:id="id5">
        <office:forms form:automatic-focus="false" form:apply-design-mode="false"/>
        <draw:frame draw:style-name="gr1" draw:text-style-name="P1" draw:layer="layout" svg:width="24.619cm" svg:height="14.108cm" svg:x="5.2cm" svg:y="5.8cm">
          <draw:image xlink:href="Pictures/10000201000002BA0000019035F2E1CD22A241A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Predefinito" presentation:presentation-page-layout-name="AL2T1" xml:id="id6" draw:id="id6">
        <office:forms form:automatic-focus="false" form:apply-design-mode="false"/>
        <draw:frame draw:style-name="standard" draw:layer="layout" svg:width="17.2cm" svg:height="12.8cm" svg:x="5.4cm" svg:y="1.4cm">
          <draw:plugin xlink:href="../Medias/Metropolis%20(restoration%20trailer)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rbitron" svg:font-family="Orbi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9B33ED2D9B0F7917.jpg" xlink:type="simple" xlink:show="embed" xlink:actuate="onLoad"/>
    <draw:fill-image draw:name="Bitmap_20_5" draw:display-name="Bitmap 5" xlink:href="Pictures/100000000000017C0000012D55AAEDFA04F52C4D.jpg" xlink:type="simple" xlink:show="embed" xlink:actuate="onLoad"/>
    <draw:fill-image draw:name="Bitmap_20_6" draw:display-name="Bitmap 6" xlink:href="Pictures/10000000000001BB0000011276D8896529AA0069.jpg" xlink:type="simple" xlink:show="embed" xlink:actuate="onLoad"/>
    <draw:fill-image draw:name="Bitmap_20_7" draw:display-name="Bitmap 7" xlink:href="Pictures/10000000000001BB0000011276D8896529AA0069.jpg" xlink:type="simple" xlink:show="embed" xlink:actuate="onLoad"/>
    <draw:fill-image draw:name="Bitmap_20_8" draw:display-name="Bitmap 8" xlink:href="Pictures/100000000000056C000003707A88FF68C7F299BB.jpg" xlink:type="simple" xlink:show="embed" xlink:actuate="onLoad"/>
    <draw:fill-image draw:name="background" xlink:href="Pictures/10000000000002A90000013D5F002FD733E353A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22:09:57.588000000</meta:creation-date>
    <dc:date>2017-01-22T12:06:26.890000000</dc:date>
    <meta:editing-duration>PT4H13M3S</meta:editing-duration>
    <meta:editing-cycles>19</meta:editing-cycles>
    <meta:generator>LibreOffice/5.2.3.3$Windows_x86 LibreOffice_project/d54a8868f08a7b39642414cf2c8ef2f228f780cf</meta:generator>
    <meta:document-statistic meta:object-count="48"/>
  </office:meta>
</office:document-meta>
</file>